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text-properties officeooo:paragraph-rsid="000f4f8f"/>
    </style:style>
    <style:style style:name="P2" style:family="paragraph" style:parent-style-name="Text_20_body" style:list-style-name="L1">
      <style:text-properties officeooo:paragraph-rsid="000f4f8f"/>
    </style:style>
    <style:style style:name="P3" style:family="paragraph" style:parent-style-name="Text_20_body" style:list-style-name="L16">
      <style:paragraph-properties fo:margin-top="0cm" fo:margin-bottom="0cm" style:contextual-spacing="false"/>
      <style:text-properties officeooo:paragraph-rsid="000f4f8f"/>
    </style:style>
    <style:style style:name="P4" style:family="paragraph" style:parent-style-name="Text_20_body" style:list-style-name="L16">
      <style:text-properties officeooo:paragraph-rsid="000f4f8f"/>
    </style:style>
    <style:style style:name="P5" style:family="paragraph" style:parent-style-name="Text_20_body" style:list-style-name="L17">
      <style:paragraph-properties fo:margin-top="0cm" fo:margin-bottom="0cm" style:contextual-spacing="false"/>
      <style:text-properties officeooo:paragraph-rsid="000f4f8f"/>
    </style:style>
    <style:style style:name="P6" style:family="paragraph" style:parent-style-name="Text_20_body" style:list-style-name="L17">
      <style:text-properties officeooo:paragraph-rsid="000f4f8f"/>
    </style:style>
    <style:style style:name="P7" style:family="paragraph" style:parent-style-name="Text_20_body" style:list-style-name="L18">
      <style:paragraph-properties fo:margin-top="0cm" fo:margin-bottom="0cm" style:contextual-spacing="false"/>
      <style:text-properties officeooo:paragraph-rsid="000f4f8f"/>
    </style:style>
    <style:style style:name="P8" style:family="paragraph" style:parent-style-name="Text_20_body" style:list-style-name="L18">
      <style:text-properties officeooo:paragraph-rsid="000f4f8f"/>
    </style:style>
    <style:style style:name="P9" style:family="paragraph" style:parent-style-name="Text_20_body" style:list-style-name="L19">
      <style:paragraph-properties fo:margin-top="0cm" fo:margin-bottom="0cm" style:contextual-spacing="false"/>
      <style:text-properties officeooo:paragraph-rsid="000f4f8f"/>
    </style:style>
    <style:style style:name="P10" style:family="paragraph" style:parent-style-name="Text_20_body" style:list-style-name="L19">
      <style:text-properties officeooo:paragraph-rsid="000f4f8f"/>
    </style:style>
    <style:style style:name="P11" style:family="paragraph" style:parent-style-name="Text_20_body" style:list-style-name="L20">
      <style:paragraph-properties fo:margin-top="0cm" fo:margin-bottom="0cm" style:contextual-spacing="false"/>
      <style:text-properties officeooo:paragraph-rsid="000f4f8f"/>
    </style:style>
    <style:style style:name="P12" style:family="paragraph" style:parent-style-name="Text_20_body" style:list-style-name="L20">
      <style:text-properties officeooo:paragraph-rsid="000f4f8f"/>
    </style:style>
    <style:style style:name="P13" style:family="paragraph" style:parent-style-name="Text_20_body" style:list-style-name="L21">
      <style:paragraph-properties fo:margin-top="0cm" fo:margin-bottom="0cm" style:contextual-spacing="false"/>
      <style:text-properties officeooo:paragraph-rsid="000f4f8f"/>
    </style:style>
    <style:style style:name="P14" style:family="paragraph" style:parent-style-name="Text_20_body" style:list-style-name="L21">
      <style:text-properties officeooo:paragraph-rsid="000f4f8f"/>
    </style:style>
    <style:style style:name="P15" style:family="paragraph" style:parent-style-name="Text_20_body" style:list-style-name="L22">
      <style:paragraph-properties fo:margin-top="0cm" fo:margin-bottom="0cm" style:contextual-spacing="false"/>
      <style:text-properties officeooo:paragraph-rsid="000f4f8f"/>
    </style:style>
    <style:style style:name="P16" style:family="paragraph" style:parent-style-name="Text_20_body" style:list-style-name="L22">
      <style:text-properties officeooo:paragraph-rsid="000f4f8f"/>
    </style:style>
    <style:style style:name="P17" style:family="paragraph" style:parent-style-name="Text_20_body" style:list-style-name="L23">
      <style:paragraph-properties fo:margin-top="0cm" fo:margin-bottom="0cm" style:contextual-spacing="false"/>
      <style:text-properties officeooo:paragraph-rsid="000f4f8f"/>
    </style:style>
    <style:style style:name="P18" style:family="paragraph" style:parent-style-name="Text_20_body" style:list-style-name="L23">
      <style:text-properties officeooo:paragraph-rsid="000f4f8f"/>
    </style:style>
    <style:style style:name="P19" style:family="paragraph" style:parent-style-name="Text_20_body" style:list-style-name="L24">
      <style:paragraph-properties fo:margin-top="0cm" fo:margin-bottom="0cm" style:contextual-spacing="false"/>
      <style:text-properties officeooo:paragraph-rsid="000f4f8f"/>
    </style:style>
    <style:style style:name="P20" style:family="paragraph" style:parent-style-name="Text_20_body" style:list-style-name="L24">
      <style:text-properties officeooo:paragraph-rsid="000f4f8f"/>
    </style:style>
    <style:style style:name="P21" style:family="paragraph" style:parent-style-name="Text_20_body" style:list-style-name="L25">
      <style:paragraph-properties fo:margin-top="0cm" fo:margin-bottom="0cm" style:contextual-spacing="false"/>
      <style:text-properties officeooo:paragraph-rsid="000f4f8f"/>
    </style:style>
    <style:style style:name="P22" style:family="paragraph" style:parent-style-name="Text_20_body" style:list-style-name="L25">
      <style:text-properties officeooo:paragraph-rsid="000f4f8f"/>
    </style:style>
    <style:style style:name="P23" style:family="paragraph" style:parent-style-name="Text_20_body" style:list-style-name="L26">
      <style:paragraph-properties fo:margin-top="0cm" fo:margin-bottom="0cm" style:contextual-spacing="false"/>
      <style:text-properties officeooo:paragraph-rsid="000f4f8f"/>
    </style:style>
    <style:style style:name="P24" style:family="paragraph" style:parent-style-name="Text_20_body" style:list-style-name="L26">
      <style:text-properties officeooo:paragraph-rsid="000f4f8f"/>
    </style:style>
    <style:style style:name="P25" style:family="paragraph" style:parent-style-name="Text_20_body" style:list-style-name="L27">
      <style:paragraph-properties fo:margin-top="0cm" fo:margin-bottom="0cm" style:contextual-spacing="false"/>
      <style:text-properties officeooo:paragraph-rsid="000f4f8f"/>
    </style:style>
    <style:style style:name="P26" style:family="paragraph" style:parent-style-name="Text_20_body" style:list-style-name="L27">
      <style:text-properties officeooo:paragraph-rsid="000f4f8f"/>
    </style:style>
    <style:style style:name="P27" style:family="paragraph" style:parent-style-name="Text_20_body" style:list-style-name="L28">
      <style:paragraph-properties fo:margin-top="0cm" fo:margin-bottom="0cm" style:contextual-spacing="false"/>
      <style:text-properties officeooo:paragraph-rsid="000f4f8f"/>
    </style:style>
    <style:style style:name="P28" style:family="paragraph" style:parent-style-name="Text_20_body" style:list-style-name="L28">
      <style:text-properties officeooo:paragraph-rsid="000f4f8f"/>
    </style:style>
    <style:style style:name="P29" style:family="paragraph" style:parent-style-name="Text_20_body" style:list-style-name="L29">
      <style:paragraph-properties fo:margin-left="0cm" fo:margin-right="0cm" fo:margin-top="0cm" fo:margin-bottom="0cm" style:contextual-spacing="false" fo:text-indent="0cm" style:auto-text-indent="false"/>
      <style:text-properties officeooo:paragraph-rsid="000f4f8f"/>
    </style:style>
    <style:style style:name="P30" style:family="paragraph" style:parent-style-name="Text_20_body" style:list-style-name="L29">
      <style:paragraph-properties fo:margin-top="0cm" fo:margin-bottom="0cm" style:contextual-spacing="false"/>
      <style:text-properties officeooo:paragraph-rsid="000f4f8f"/>
    </style:style>
    <style:style style:name="P31" style:family="paragraph" style:parent-style-name="Text_20_body" style:list-style-name="L29">
      <style:text-properties officeooo:paragraph-rsid="000f4f8f"/>
    </style:style>
    <style:style style:name="P32" style:family="paragraph" style:parent-style-name="Text_20_body">
      <style:text-properties officeooo:paragraph-rsid="000f4f8f"/>
    </style:style>
    <style:style style:name="P33" style:family="paragraph" style:parent-style-name="Text_20_body">
      <style:paragraph-properties fo:margin-top="0cm" fo:margin-bottom="0cm" style:contextual-spacing="false"/>
      <style:text-properties officeooo:paragraph-rsid="000f4f8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Strong_20_Emphasis">Documento de Requerimientos del Sistema: API de Gestión de Neumáticos</text:span></text:p>
      <text:p text:style-name="P32"><text:span text:style-name="Strong_20_Emphasis">1. Introducción</text:span></text:p>
      <text:p text:style-name="P32"><text:span text:style-name="Strong_20_Emphasis">1.1 Propósito del Documento</text:span> Este documento describe los requerimientos funcionales y no funcionales para una API (Interfaz de Programación de Aplicaciones) diseñada para la gestión de neumáticos en una empresa que presta servicios de carga. El objetivo principal es facilitar el seguimiento, la asignación, el control de vida útil y la <text:span text:style-name="Strong_20_Emphasis">gestión del proceso de los neumáticos</text:span> utilizados en su flota de vehículos de carga pesada.</text:p>
      <text:p text:style-name="P32"><text:span text:style-name="Strong_20_Emphasis">1.2 Alcance del Proyecto</text:span> El proyecto consiste en el desarrollo de una API RESTful utilizando Python y PostgreSQL. Esta API permitirá a la empresa interactuar con una base de datos para realizar diversas operaciones relacionadas con la gestión de neumáticos y vehículos.</text:p>
      <text:p text:style-name="P32"><text:span text:style-name="Strong_20_Emphasis">1.3 Audiencia</text:span> Este documento está dirigido a los desarrolladores de software, administradores de la base de datos, el equipo de gestión de la empresa de carga y cualquier otra parte interesada en el desarrollo y la implementación de esta API.</text:p>
      <text:p text:style-name="P32"><text:span text:style-name="Strong_20_Emphasis">2. Descripción General</text:span></text:p>
      <text:p text:style-name="P32"><text:span text:style-name="Strong_20_Emphasis">2.1 Contexto del Negocio y Problema</text:span> La empresa de servicios de carga requiere una gestión eficiente de sus neumáticos para optimizar costos, garantizar la seguridad operativa y realizar un seguimiento adecuado del ciclo de vida de cada neumático. La gestión manual o mediante hojas de cálculo puede ser ineficiente y propensa a errores.</text:p>
      <text:p text:style-name="P32"><text:span text:style-name="Strong_20_Emphasis">2.2 Objetivos del Sistema (Actualizado)</text:span></text:p>
      <text:list text:style-name="L1">
        <text:list-item>
          <text:p text:style-name="P1">Optimizar los costos operativos asociados a los neumáticos mediante el análisis comparativo del Costo por Kilómetro (Cpk) entre la vida útil del neumático nuevo y sus ciclos posteriores como reencauchado/reparado, la gestión eficiente de los ciclos de reencauche y la minimización de desechos prematuros. </text:p>
        </text:list-item>
        <text:list-item>
          <text:p text:style-name="P1">Aumentar la seguridad de la flota garantizando el cumplimiento estricto de las políticas de uso diferenciadas para neumáticos nuevos vs. reencauchados/reparados en cada posición vehicular, asegurando además el seguimiento de presión y profundidad mínima. </text:p>
        </text:list-item>
        <text:list-item>
          <text:p text:style-name="P1">Maximizar el rendimiento kilométrico y la vida útil total de cada carcasa a través del seguimiento preciso del desgaste tanto en su vida original como en sus ciclos subsecuentes de reencauche, la gestión informada del proceso de reencauche y la identificación de causas de desgaste. </text:p>
        </text:list-item>
        <text:list-item>
          <text:p text:style-name="P1">Agilizar y fiabilizar los procesos operativos diferenciados para la gestión de neumáticos nuevos, aquellos en proceso de reencauche/reparación, y los listos para reutilización (reencauchados/reparados en stock), mediante el seguimiento automatizado por ubicación y estado. </text:p>
        </text:list-item>
        <text:list-item>
          <text:p text:style-name="P1">Proveer información consolidada y análisis confiables que soporten decisiones estratégicas clave como: ¿cuándo es más rentable reencauchar vs. comprar nuevo? ¿Qué marcas/modelos ofrecen mejor rendimiento/costo en su ciclo de vida completo (original + reencauches)? ¿Qué políticas de mantenimiento son más efectivas? </text:p>
        </text:list-item>
        <text:list-item>
          <text:p text:style-name="P2">Centralizar toda la información del ciclo de vida completo del neumático, desde su adquisición como nuevo hasta su desecho final, pasando por todos sus posibles ciclos de reencauche/reparación, en una única plataforma robusta accesible vía API para futuras integraciones. </text:p>
        </text:list-item>
      </text:list>
      <text:p text:style-name="P32"><text:soft-page-break/><text:span text:style-name="Strong_20_Emphasis">2.3 Características del Usuario</text:span> Los usuarios de este sistema serán principalmente personal encargado del mantenimiento de la flota, administradores de inventario y potencialmente conductores o personal de taller que necesiten consultar información sobre los neumáticos. Se asume que los usuarios tendrán conocimientos básicos de sistemas informáticos y comprenderán la terminología relacionada con vehículos y neumáticos.</text:p>
      <text:p text:style-name="P32"><text:span text:style-name="Strong_20_Emphasis">3. Requerimientos Funcionales</text:span></text:p>
      <text:p text:style-name="P32"><text:span text:style-name="Strong_20_Emphasis">3.1 Gestión de Catálogos Base (Actualizado)</text:span></text:p>
      <text:list text:style-name="L16">
        <text:list-item>
          <text:p text:style-name="P3">RF30: Crear Tipo de Vehículo: El sistema debe permitir registrar un nuevo tipo de vehículo, especificando al menos un <text:span text:style-name="Source_20_Text">nombre</text:span> único (ej. 'Tractocamión 6x4'), <text:span text:style-name="Source_20_Text">categoria_principal</text:span> (ej. 'Camión'), y <text:span text:style-name="Source_20_Text">ejes_standard</text:span>. Opcionalmente se puede registrar <text:span text:style-name="Source_20_Text">descripcion</text:span>, <text:span text:style-name="Source_20_Text">subtipo</text:span>. Al crearse, debe quedar marcado como <text:span text:style-name="Source_20_Text">activo = true</text:span>. </text:p>
        </text:list-item>
        <text:list-item>
          <text:p text:style-name="P3">RF31: Consultar Tipo de Vehículo: El sistema debe permitir consultar los detalles de un tipo de vehículo específico, buscándolo por su <text:span text:style-name="Source_20_Text">id</text:span> o <text:span text:style-name="Source_20_Text">nombre</text:span>. </text:p>
        </text:list-item>
        <text:list-item>
          <text:p text:style-name="P3">RF32: Listar Tipos de Vehículo: El sistema debe permitir obtener una lista de todos los tipos de vehículo registrados. La lista por defecto debe mostrar solo los <text:span text:style-name="Source_20_Text">activos</text:span>. Debe existir la opción de incluir los inactivos y/o filtrar por <text:span text:style-name="Source_20_Text">categoria_principal</text:span>. </text:p>
        </text:list-item>
        <text:list-item>
          <text:p text:style-name="P3">RF33: Actualizar Tipo de Vehículo: El sistema debe permitir modificar los atributos de un tipo de vehículo existente. </text:p>
        </text:list-item>
        <text:list-item>
          <text:p text:style-name="P3">RF34: Desactivar/Activar Tipo de Vehículo: El sistema debe permitir marcar un tipo de vehículo como inactivo (<text:span text:style-name="Source_20_Text">activo = false</text:span>) o reactivarlo (<text:span text:style-name="Source_20_Text">activo = true</text:span>), respetando RNF10. Considerar validaciones antes de desactivar. </text:p>
        </text:list-item>
        <text:list-item>
          <text:p text:style-name="P3">RF35 (nuevo): Gestionar Fabricantes de Neumáticos: Permitir CRUD completo (Crear, Leer, Actualizar, Desactivar/Activar) para la tabla <text:span text:style-name="Source_20_Text">fabricantes_neumatico</text:span>, incluyendo <text:span text:style-name="Source_20_Text">nombre</text:span> (único), <text:span text:style-name="Source_20_Text">codigo_abreviado</text:span>, <text:span text:style-name="Source_20_Text">pais_origen</text:span>, <text:span text:style-name="Source_20_Text">sitio_web</text:span>, <text:span text:style-name="Source_20_Text">activo</text:span>. </text:p>
        </text:list-item>
        <text:list-item>
          <text:p text:style-name="P3">RF36 (nuevo): Gestionar Modelos de Neumáticos: Permitir CRUD completo para la tabla <text:span text:style-name="Source_20_Text">modelos_neumatico</text:span>, incluyendo <text:span text:style-name="Source_20_Text">fabricante_id</text:span>, <text:span text:style-name="Source_20_Text">nombre_modelo</text:span>, <text:span text:style-name="Source_20_Text">medida</text:span>, <text:span text:style-name="Source_20_Text">indice_carga</text:span>, <text:span text:style-name="Source_20_Text">indice_velocidad</text:span>, <text:span text:style-name="Source_20_Text">profundidad_original_mm</text:span>, <text:span text:style-name="Source_20_Text">presion_recomendada_psi</text:span>, <text:span text:style-name="Source_20_Text">permite_reencauche</text:span>, <text:span text:style-name="Source_20_Text">reencauches_maximos</text:span>, <text:span text:style-name="Source_20_Text">patron_dibujo</text:span>, <text:span text:style-name="Source_20_Text">tipo_servicio</text:span> (ej. 'Direccional', 'Tracción', 'Trailer', 'Mixto'). </text:p>
        </text:list-item>
        <text:list-item>
          <text:p text:style-name="P3">RF37 (nuevo): Gestionar Proveedores: Permitir CRUD completo para la tabla <text:span text:style-name="Source_20_Text">proveedores</text:span> (<text:span text:style-name="Source_20_Text">nombre</text:span>, <text:span text:style-name="Source_20_Text">tipo</text:span>, <text:span text:style-name="Source_20_Text">rfc</text:span>, <text:span text:style-name="Source_20_Text">contacto</text:span>, <text:span text:style-name="Source_20_Text">telefono</text:span>, <text:span text:style-name="Source_20_Text">email</text:span>, <text:span text:style-name="Source_20_Text">direccion</text:span>, <text:span text:style-name="Source_20_Text">activo</text:span>). </text:p>
        </text:list-item>
        <text:list-item>
          <text:p text:style-name="P3">RF38 (nuevo): Gestionar Motivos de Desecho: Permitir CRUD completo para la tabla <text:span text:style-name="Source_20_Text">motivos_desecho</text:span> (<text:span text:style-name="Source_20_Text">codigo</text:span> único, <text:span text:style-name="Source_20_Text">descripcion</text:span>, <text:span text:style-name="Source_20_Text">requiere_evidencia</text:span>, <text:span text:style-name="Source_20_Text">activo</text:span>). </text:p>
        </text:list-item>
        <text:list-item>
          <text:p text:style-name="P3">RF57 (detallado): Gestionar Almacenes/Ubicaciones Físicas: El sistema debe permitir la gestión completa del catálogo de almacenes o ubicaciones físicas donde pueden residir neumáticos no instalados. Esto incluye: </text:p>
          <text:list>
            <text:list-item>
              <text:p text:style-name="P3">RF57.1: Crear Almacén: Permitir a un usuario autorizado registrar una nueva ubicación física especificando <text:span text:style-name="Source_20_Text">codigo</text:span> (único), <text:span text:style-name="Source_20_Text">nombre</text:span> (obligatorio), y <text:soft-page-break/>opcionalmente <text:span text:style-name="Source_20_Text">tipo</text:span> (ej. 'PRINCIPAL', 'TALLER'), <text:span text:style-name="Source_20_Text">direccion</text:span>. El estado inicial debe ser <text:span text:style-name="Source_20_Text">activo = true</text:span>. La API debe devolver el <text:span text:style-name="Source_20_Text">id</text:span> del almacén creado. </text:p>
            </text:list-item>
            <text:list-item>
              <text:p text:style-name="P3">RF57.2: Consultar Almacén: Permitir consultar los detalles completos de un almacén específico mediante su <text:span text:style-name="Source_20_Text">id</text:span> o <text:span text:style-name="Source_20_Text">codigo</text:span>. </text:p>
            </text:list-item>
            <text:list-item>
              <text:p text:style-name="P3">RF57.3: Listar Almacenes: Permitir obtener una lista de todos los almacenes. Por defecto, listar solo los <text:span text:style-name="Source_20_Text">activos</text:span>. Permitir filtrar por <text:span text:style-name="Source_20_Text">tipo</text:span> y opcionalmente incluir inactivos. La lista debe incluir al menos <text:span text:style-name="Source_20_Text">id</text:span>, <text:span text:style-name="Source_20_Text">codigo</text:span>, <text:span text:style-name="Source_20_Text">nombre</text:span>, <text:span text:style-name="Source_20_Text">tipo</text:span>, <text:span text:style-name="Source_20_Text">activo</text:span>. </text:p>
            </text:list-item>
            <text:list-item>
              <text:p text:style-name="P3">RF57.4: Actualizar Almacén: Permitir a un usuario autorizado modificar los datos de un almacén existente (ej. <text:span text:style-name="Source_20_Text">nombre</text:span>, <text:span text:style-name="Source_20_Text">tipo</text:span>, <text:span text:style-name="Source_20_Text">direccion</text:span>). El <text:span text:style-name="Source_20_Text">codigo</text:span> único probablemente no debería ser modificable una vez creado. </text:p>
            </text:list-item>
            <text:list-item>
              <text:p text:style-name="P3">RF57.5: Desactivar/Activar Almacén: Permitir marcar un almacén como inactivo (<text:span text:style-name="Source_20_Text">activo = false</text:span>) o reactivarlo (<text:span text:style-name="Source_20_Text">activo = true</text:span>), respetando RNF10 (Soft Delete). Considerar validaciones antes de desactivar (ej. impedir si contiene neumáticos?). </text:p>
            </text:list-item>
          </text:list>
        </text:list-item>
        <text:list-item>
          <text:p text:style-name="P3">RF58 (detallado): Gestionar Parámetros de Inventario: El sistema debe permitir la gestión (CRUD) de los parámetros de control en la tabla <text:span text:style-name="Source_20_Text">parametros_inventario</text:span>. Esto incluye: </text:p>
          <text:list>
            <text:list-item>
              <text:p text:style-name="P3">RF58.1: Crear/Establecer Parámetro: Permitir a un usuario autorizado definir un <text:span text:style-name="Source_20_Text">valor_numerico</text:span> o <text:span text:style-name="Source_20_Text">valor_texto</text:span> para un <text:span text:style-name="Source_20_Text">parametro_tipo</text:span> específico (ej. 'NIVEL_MINIMO', 'PROFUNDIDAD_MINIMA'), asociado obligatoriamente a un <text:span text:style-name="Source_20_Text">modelo_id</text:span> y opcionalmente a una <text:span text:style-name="Source_20_Text">ubicacion_almacen_id</text:span>. Se debe asegurar la unicidad de la combinación (tipo, modelo, ubicación). Estado inicial <text:span text:style-name="Source_20_Text">activo = true</text:span>. </text:p>
            </text:list-item>
            <text:list-item>
              <text:p text:style-name="P3">RF58.2: Consultar Parámetro: Permitir consultar el valor y estado de un parámetro específico buscando por la combinación <text:span text:style-name="Source_20_Text">parametro_tipo</text:span>, <text:span text:style-name="Source_20_Text">modelo_id</text:span> y <text:span text:style-name="Source_20_Text">ubicacion_almacen_id</text:span> (si aplica). </text:p>
            </text:list-item>
            <text:list-item>
              <text:p text:style-name="P3">RF58.3: Listar Parámetros: Permitir listar todas las configuraciones de parámetros existentes, mostrando tipo, modelo asociado, ubicación asociada (si aplica), valor y estado <text:span text:style-name="Source_20_Text">activo</text:span>. Permitir filtrar por <text:span text:style-name="Source_20_Text">parametro_tipo</text:span>, <text:span text:style-name="Source_20_Text">modelo_id</text:span>, <text:span text:style-name="Source_20_Text">ubicacion_almacen_id</text:span>. </text:p>
            </text:list-item>
            <text:list-item>
              <text:p text:style-name="P3">RF58.4: Actualizar Parámetro: Permitir modificar el <text:span text:style-name="Source_20_Text">valor_numerico</text:span>, <text:span text:style-name="Source_20_Text">valor_texto</text:span> o <text:span text:style-name="Source_20_Text">notas</text:span> de una configuración de parámetro existente. </text:p>
            </text:list-item>
            <text:list-item>
              <text:p text:style-name="P3">RF58.5: Activar/Desactivar Parámetro: Permitir cambiar el estado <text:span text:style-name="Source_20_Text">activo</text:span> de una configuración para habilitar o deshabilitar su uso (ej. desactivar temporalmente una alerta de mínimo stock para un modelo). </text:p>
            </text:list-item>
            <text:list-item>
              <text:p text:style-name="P4">RF58.6: Borrar Parámetro: Permitir eliminar una configuración de parámetro (hard delete, ya que es configuración). </text:p>
            </text:list-item>
          </text:list>
        </text:list-item>
      </text:list>
      <text:p text:style-name="P32"><text:span text:style-name="Strong_20_Emphasis">3.2 Configuración de Vehículos y Posiciones</text:span></text:p>
      <text:list text:style-name="L17">
        <text:list-item>
          <text:p text:style-name="P5">RF21: Definir Configuración de Ejes por Tipo de Vehículo: Para cada <text:span text:style-name="Source_20_Text">tipo_vehiculo</text:span>, el sistema debe permitir definir la configuración detallada de cada uno de sus ejes (<text:span text:style-name="Source_20_Text">configuraciones_eje</text:span>). Esto debe incluir: Número de eje, Nombre del eje, Tipo funcional (<text:span text:style-name="Source_20_Text">tipo_eje</text:span>), Número total de posiciones, Indicador <text:span text:style-name="Source_20_Text">posiciones_duales</text:span>, <text:soft-page-break/>Indicador <text:span text:style-name="Source_20_Text">permite_reencauchados</text:span>, Número de neumáticos por posición (<text:span text:style-name="Source_20_Text">neumaticos_por_posicion</text:span>). </text:p>
        </text:list-item>
        <text:list-item>
          <text:p text:style-name="P5">RF23: Definir Posiciones de Montaje por Eje: Para cada <text:span text:style-name="Source_20_Text">configuracion_eje</text:span>, el sistema debe permitir definir las posiciones específicas (<text:span text:style-name="Source_20_Text">posiciones_neumatico</text:span>). Esto debe incluir: Código único de posición (ej. 'LI'), Etiqueta descriptiva, Lado del vehículo, Indicador <text:span text:style-name="Source_20_Text">es_interna</text:span>, Indicadores opcionales (<text:span text:style-name="Source_20_Text">es_direccion</text:span>, <text:span text:style-name="Source_20_Text">es_traccion</text:span>). </text:p>
        </text:list-item>
        <text:list-item>
          <text:p text:style-name="P6">RF39: Validación de Posición en Asignación: Al realizar una asignación (RF10), el sistema debe validar que la <text:span text:style-name="Source_20_Text">posicion_id</text:span> seleccionada corresponda a una configuración de eje válida para el <text:span text:style-name="Source_20_Text">tipo_vehiculo</text:span> del <text:span text:style-name="Source_20_Text">vehiculo_id</text:span> al que se está asignando el neumático. </text:p>
        </text:list-item>
      </text:list>
      <text:p text:style-name="P32"><text:span text:style-name="Strong_20_Emphasis">3.3 Gestión de Neumáticos (Ciclo de Vida Individual) (Actualizado)</text:span></text:p>
      <text:list text:style-name="L18">
        <text:list-item>
          <text:p text:style-name="P7">RF01 (actualizado): Crear Neumático: El sistema debe permitir registrar un nuevo neumático físico. Se debe especificar <text:span text:style-name="Source_20_Text">modelo_id</text:span> y <text:span text:style-name="Source_20_Text">fecha_compra</text:span>. Opcionalmente: <text:span text:style-name="Source_20_Text">numero_serie</text:span>, <text:span text:style-name="Source_20_Text">dot</text:span>, <text:span text:style-name="Source_20_Text">fecha_fabricacion</text:span>, <text:span text:style-name="Source_20_Text">costo_compra</text:span>, <text:span text:style-name="Source_20_Text">moneda_compra</text:span>, <text:span text:style-name="Source_20_Text">proveedor_compra_id</text:span>, <text:span text:style-name="Source_20_Text">profundidad_inicial_mm</text:span>. Al crearse, se debe asignar una <text:span text:style-name="Source_20_Text">ubicacion_almacen_id</text:span> (FK a <text:span text:style-name="Source_20_Text">Almacenes</text:span>, obligatoria si <text:span text:style-name="Source_20_Text">estado_actual</text:span> inicial es 'EN_STOCK'). Estado inicial 'EN_STOCK', <text:span text:style-name="Source_20_Text">vida_actual</text:span>=1, <text:span text:style-name="Source_20_Text">es_reencauchado</text:span>=false, etc. <text:span text:style-name="Emphasis">Nota Preparación IoT: Considerar la posibilidad futura de añadir un campo opcional sensor_id (VARCHAR) a la tabla neumaticos para vincular sensores IoT.</text:span> </text:p>
        </text:list-item>
        <text:list-item>
          <text:p text:style-name="P7">RF02 (actualizado): Consultar Neumático: Permitir consultar detalle por ID, serie o dot. Incluir datos del modelo (marca, medida, tipo de servicio, etc.), estado actual, <text:span text:style-name="Source_20_Text">kilometraje_acumulado</text:span>, <text:span text:style-name="Source_20_Text">vida_actual</text:span>, <text:span text:style-name="Source_20_Text">reencauches_realizados</text:span>, <text:span text:style-name="Source_20_Text">fecha_compra</text:span>, <text:span text:style-name="Source_20_Text">costo_compra</text:span>, y <text:span text:style-name="Source_20_Text">ubicacion_almacen_id</text:span> (con nombre de almacén) si no está instalado. Considerar mostrar info del gemelo si aplica (ver RF60). </text:p>
        </text:list-item>
        <text:list-item>
          <text:p text:style-name="P7">RF03 (actualizado): Listar Neumáticos: Permitir listar neumáticos con filtros por estado, modelo, medida, marca, <text:span text:style-name="Source_20_Text">ubicacion_almacen_id</text:span>, etc. y paginación. </text:p>
        </text:list-item>
        <text:list-item>
          <text:p text:style-name="P7">RF04 (detallado): Actualizar Neumático: Permitir modificar datos específicos que no dependen de eventos (ej. corrección de serie/dot, notas). </text:p>
        </text:list-item>
        <text:list-item>
          <text:p text:style-name="P8">RF05 (actualizado): Registrar Evento de Baja de Neumático: Permitir registrar evento 'DESECHO' indicando <text:span text:style-name="Source_20_Text">motivo_desecho_id_evento</text:span>. Opcionalmente permitir vincular a evento anterior (RF62). Actualiza estado a 'DESECHADO', registra <text:span text:style-name="Source_20_Text">fecha_desecho</text:span>. Si estaba en almacén, pone <text:span text:style-name="Source_20_Text">ubicacion_almacen_id</text:span> a NULL o a una ubicación de desecho. </text:p>
        </text:list-item>
      </text:list>
      <text:p text:style-name="P32"><text:span text:style-name="Strong_20_Emphasis">3.4 Gestión de Vehículos</text:span></text:p>
      <text:list text:style-name="L19">
        <text:list-item>
          <text:p text:style-name="P9">RF06 (detallado): Crear Vehículo: Registrar vehículos especificando <text:span text:style-name="Source_20_Text">tipo_vehiculo_id</text:span>, <text:span text:style-name="Source_20_Text">numero_economico</text:span> (único), y opcionales (<text:span text:style-name="Source_20_Text">placa</text:span>, <text:span text:style-name="Source_20_Text">vin</text:span>, <text:span text:style-name="Source_20_Text">marca</text:span>, etc.). </text:p>
        </text:list-item>
        <text:list-item>
          <text:p text:style-name="P9">RF07 (detallado): Consultar Vehículo: Consultar detalle por ID, placa o número económico. Incluir tipo, config. ejes/posiciones y neumáticos asignados (RF12). </text:p>
        </text:list-item>
        <text:list-item>
          <text:p text:style-name="P9">RF08 (detallado): Listar Vehículos: Listar vehículos (activos por defecto), con filtros. </text:p>
        </text:list-item>
        <text:list-item>
          <text:p text:style-name="P9">RF09 (detallado): Actualizar Vehículo: Modificar datos editables del vehículo. </text:p>
        </text:list-item>
        <text:list-item>
          <text:p text:style-name="P10"><text:soft-page-break/>RF40 (nuevo): Desactivar/Activar Vehículo: Marcar vehículo como inactivo (<text:span text:style-name="Source_20_Text">activo=false</text:span>, <text:span text:style-name="Source_20_Text">fecha_baja</text:span>) o reactivarlo. </text:p>
        </text:list-item>
      </text:list>
      <text:p text:style-name="P32"><text:span text:style-name="Strong_20_Emphasis">3.5 Asignación y Movimientos de Neumáticos (Actualizado)</text:span></text:p>
      <text:list text:style-name="L20">
        <text:list-item>
          <text:p text:style-name="P11">RF10 (actualizado): Registrar Evento de Instalación: Registrar evento 'INSTALACION' especificando <text:span text:style-name="Source_20_Text">neumatico_id</text:span>, <text:span text:style-name="Source_20_Text">vehiculo_id</text:span>, <text:span text:style-name="Source_20_Text">posicion_id</text:span> (validada), <text:span text:style-name="Source_20_Text">timestamp_evento</text:span>, <text:span text:style-name="Source_20_Text">usuario_id</text:span>, <text:span text:style-name="Source_20_Text">odometro_vehiculo_en_evento</text:span>. Actualiza estado a 'INSTALADO', <text:span text:style-name="Source_20_Text">ubicacion_actual_vehiculo_id</text:span>/<text:span text:style-name="Source_20_Text">posicion_id</text:span> y pone <text:span text:style-name="Source_20_Text">ubicacion_almacen_id</text:span> a NULL. </text:p>
        </text:list-item>
        <text:list-item>
          <text:p text:style-name="P11">RF11 (actualizado): Registrar Evento de Desmontaje: Registrar evento 'DESMONTAJE' especificando <text:span text:style-name="Source_20_Text">neumatico_id</text:span>, <text:span text:style-name="Source_20_Text">timestamp_evento</text:span>, <text:span text:style-name="Source_20_Text">usuario_id</text:span>, <text:span text:style-name="Source_20_Text">odometro_vehiculo_en_evento</text:span>, <text:span text:style-name="Source_20_Text">destino_desmontaje</text:span> (nuevo estado), y <text:span text:style-name="Source_20_Text">ubicacion_almacen_id</text:span> destino (obligatorio si destino no es 'DESECHADO'). Si destino es 'DESECHADO', incluir <text:span text:style-name="Source_20_Text">motivo_desecho_id_evento</text:span>. Actualiza estado, pone ubicación de vehículo/posición a NULL, actualiza <text:span text:style-name="Source_20_Text">ubicacion_almacen_id</text:span> y calcula km. </text:p>
        </text:list-item>
        <text:list-item>
          <text:p text:style-name="P11">RF12 (detallado): Consultar Asignaciones Activas por Vehículo: Consultar qué neumáticos (con detalles) están en qué posiciones de un vehículo. </text:p>
        </text:list-item>
        <text:list-item>
          <text:p text:style-name="P11">RF13 (detallado): Consultar Historial de Eventos: Consultar historial completo de <text:span text:style-name="Source_20_Text">eventos_neumaticos</text:span> para un neumático o vehículo. </text:p>
        </text:list-item>
        <text:list-item>
          <text:p text:style-name="P11">RF41 (actualizado): Registrar Evento de Rotación: Registrar evento 'ROTACION' (movimiento entre posiciones, mismo o diferente vehículo). Especificar <text:span text:style-name="Source_20_Text">neumatico_id</text:span>, origen (<text:span text:style-name="Source_20_Text">vehiculo_id</text:span>, <text:span text:style-name="Source_20_Text">posicion_id</text:span>), destino (<text:span text:style-name="Source_20_Text">vehiculo_id</text:span>, <text:span text:style-name="Source_20_Text">posicion_id</text:span>), <text:span text:style-name="Source_20_Text">odometro_vehiculo_en_evento</text:span>, <text:span text:style-name="Source_20_Text">timestamp_evento</text:span>, <text:span text:style-name="Source_20_Text">usuario_id</text:span>. Debe actualizar correctamente la ubicación del neumático (vehículo/posición o almacén si se desmonta temporalmente) y calcular km parciales si es necesario. </text:p>
        </text:list-item>
        <text:list-item>
          <text:p text:style-name="P11">RF59 (detallado): Registrar Evento de Transferencia entre Ubicaciones: El sistema debe permitir registrar un evento de tipo 'TRANSFERENCIA_UBICACION' para un neumático específico que NO esté instalado (<text:span text:style-name="Source_20_Text">ubicacion_almacen_id</text:span> no es NULL). Se debe especificar: <text:span text:style-name="Source_20_Text">neumatico_id</text:span>, <text:span text:style-name="Source_20_Text">ubicacion_destino_id</text:span> (la nueva ubicación FK a <text:span text:style-name="Source_20_Text">Almacenes</text:span>), <text:span text:style-name="Source_20_Text">timestamp_evento</text:span>, <text:span text:style-name="Source_20_Text">usuario_id</text:span>, y opcionalmente <text:span text:style-name="Source_20_Text">notas</text:span>. La <text:span text:style-name="Source_20_Text">ubicacion_origen_id</text:span> se infiere del estado actual del neumático. Este evento debe actualizar el campo <text:span text:style-name="Source_20_Text">neumaticos.ubicacion_almacen_id</text:span> al valor de <text:span text:style-name="Source_20_Text">ubicacion_destino_id</text:span>. </text:p>
        </text:list-item>
        <text:list-item>
          <text:p text:style-name="P11"><text:span text:style-name="Strong_20_Emphasis">RF60 (nuevo): Identificar y Gestionar Neumáticos Gemelos:</text:span> Para neumáticos instalados en posiciones duales (<text:span text:style-name="Source_20_Text">configuraciones_eje.posiciones_duales = true</text:span>), el sistema debe facilitar la identificación de su neumático "gemelo" (el otro neumático en el mismo lado del mismo eje). Al consultar un neumático (RF02) o al registrar una inspección (RF18) para uno de ellos, la API/interfaz debería opcionalmente poder mostrar información básica del gemelo y/o facilitar el registro de acciones similares para ambos. </text:p>
        </text:list-item>
        <text:list-item>
          <text:p text:style-name="P12"><text:span text:style-name="Strong_20_Emphasis">RF62 (nuevo): Vincular Eventos Relacionados:</text:span> Al registrar ciertos eventos que son consecuencia de uno anterior (ej. 'REPARACION_ENTRADA' por un daño detectado en 'INSPECCION', o 'DESECHO' por un motivo específico), la API debe permitir opcionalmente especificar el <text:span text:style-name="Source_20_Text">id</text:span> del evento origen relevante en el campo <text:soft-page-break/><text:span text:style-name="Source_20_Text">relacion_evento_anterior</text:span> de la tabla <text:span text:style-name="Source_20_Text">eventos_neumaticos</text:span> para mejorar la trazabilidad causa-efecto. </text:p>
        </text:list-item>
      </text:list>
      <text:p text:style-name="P32"><text:span text:style-name="Strong_20_Emphasis">3.6 Gestión Operativa y Mantenimiento (Actualizado)</text:span></text:p>
      <text:list text:style-name="L21">
        <text:list-item>
          <text:p text:style-name="P13">RF42 (actualizado): Registrar Evento de Entrada a Reparación: Registrar evento 'REPARACION_ENTRADA'. Especificar <text:span text:style-name="Source_20_Text">neumatico_id</text:span>, <text:span text:style-name="Source_20_Text">timestamp_evento</text:span>, <text:span text:style-name="Source_20_Text">usuario_id</text:span>. Opcional: <text:span text:style-name="Source_20_Text">proveedor_servicio_id</text:span>, <text:span text:style-name="Source_20_Text">costo_evento</text:span> estimado, motivo/tipo daño (usar <text:span text:style-name="Source_20_Text">datos_evento</text:span>, ver RF63). Actualiza estado a 'EN_REPARACION' y <text:span text:style-name="Source_20_Text">ubicacion_almacen_id</text:span> a la ubicación del taller. Permitir vincular a evento anterior (RF62). </text:p>
        </text:list-item>
        <text:list-item>
          <text:p text:style-name="P13">RF43 (actualizado): Registrar Evento de Salida de Reparación: Registrar evento 'REPARACION_SALIDA'. Especificar <text:span text:style-name="Source_20_Text">neumatico_id</text:span>, <text:span text:style-name="Source_20_Text">timestamp_evento</text:span>, <text:span text:style-name="Source_20_Text">usuario_id</text:span>. Opcional: <text:span text:style-name="Source_20_Text">costo_evento</text:span> final, <text:span text:style-name="Source_20_Text">proveedor_servicio_id</text:span>. Actualiza estado a 'EN_STOCK' y <text:span text:style-name="Source_20_Text">ubicacion_almacen_id</text:span> a la ubicación destino (ej. Almacén Principal). </text:p>
        </text:list-item>
        <text:list-item>
          <text:p text:style-name="P13">RF14 (actualizado): Registrar Evento de Entrada a Reencauche: Registrar evento 'REENCAUCHE_ENTRADA'. Especificar <text:span text:style-name="Source_20_Text">neumatico_id</text:span>, <text:span text:style-name="Source_20_Text">timestamp_evento</text:span>, <text:span text:style-name="Source_20_Text">usuario_id</text:span>. Opcional: <text:span text:style-name="Source_20_Text">proveedor_servicio_id</text:span>, <text:span text:style-name="Source_20_Text">costo_evento</text:span> estimado. Actualiza estado a 'EN_REENCAUCHE' y <text:span text:style-name="Source_20_Text">ubicacion_almacen_id</text:span> a la ubicación del taller de reencauche. Advertir si se supera límite de reencauches. </text:p>
        </text:list-item>
        <text:list-item>
          <text:p text:style-name="P13">RF15 (actualizado): Registrar Evento de Salida de Reencauche: Registrar evento 'REENCAUCHE_SALIDA'. Especificar <text:span text:style-name="Source_20_Text">neumatico_id</text:span>, <text:span text:style-name="Source_20_Text">timestamp_evento</text:span>, <text:span text:style-name="Source_20_Text">usuario_id</text:span>, <text:span text:style-name="Source_20_Text">costo_evento</text:span> final, <text:span text:style-name="Source_20_Text">proveedor_servicio_id</text:span>, <text:span text:style-name="Source_20_Text">profundidad_post_reencauche_mm</text:span> (obligatorio). IMPEDIR si se supera límite. Actualiza <text:span text:style-name="Source_20_Text">reencauches_realizados</text:span>, <text:span text:style-name="Source_20_Text">vida_actual</text:span>, <text:span text:style-name="Source_20_Text">es_reencauchado</text:span>, resetea <text:span text:style-name="Source_20_Text">kilometraje_acumulado</text:span>, actualiza <text:span text:style-name="Source_20_Text">profundidad_inicial_mm</text:span>, pone estado 'EN_STOCK' y asigna <text:span text:style-name="Source_20_Text">ubicacion_almacen_id</text:span> destino. </text:p>
        </text:list-item>
        <text:list-item>
          <text:p text:style-name="P13">RF16 (detallado): Restricción de Asignación de Reencauchados: Impedir asignación (RF10) de <text:span text:style-name="Source_20_Text">es_reencauchado=true</text:span> a posiciones con <text:span text:style-name="Source_20_Text">permite_reencauchados=false</text:span> en <text:span text:style-name="Source_20_Text">configuraciones_eje</text:span>. </text:p>
        </text:list-item>
        <text:list-item>
          <text:p text:style-name="P13">RF17 (Sin cambios): Alerta de Neumático Reencauchado: Indicar <text:span text:style-name="Source_20_Text">es_reencauchado</text:span> y <text:span text:style-name="Source_20_Text">reencauches_realizados</text:span> al consultar (RF02). </text:p>
        </text:list-item>
        <text:list-item>
          <text:p text:style-name="P14"><text:span text:style-name="Strong_20_Emphasis">RF63 (nuevo): Registrar Datos Estructurados Adicionales en Eventos:</text:span> El sistema debe definir y permitir el uso de una estructura JSON específica y recomendada dentro del campo <text:span text:style-name="Source_20_Text">datos_evento</text:span> (JSONB) de la tabla <text:span text:style-name="Source_20_Text">eventos_neumaticos</text:span> para registrar detalles particulares de ciertos tipos de evento de forma estandarizada. Por ejemplo, para 'REPARACION_ENTRADA', podría incluir <text:span text:style-name="Source_20_Text">{ "tipo_dano": "string", "severidad": "string", "zona_afectada": "string" }</text:span>. Esto complementa el campo <text:span text:style-name="Source_20_Text">notas</text:span> de texto libre. </text:p>
        </text:list-item>
      </text:list>
      <text:p text:style-name="P32"><text:span text:style-name="Strong_20_Emphasis">3.7 Control de Vida Útil y Desgaste</text:span></text:p>
      <text:list text:style-name="L22">
        <text:list-item>
          <text:p text:style-name="P15"><text:span text:style-name="Strong_20_Emphasis">RF18 (detallado y mejorado): Registrar Mediciones en Eventos con Comparación:</text:span> El sistema debe permitir registrar <text:span text:style-name="Source_20_Text">odometro_vehiculo_en_evento</text:span> en eventos clave (Instalación, Desmontaje, Rotación, Inspección, Desecho). En eventos de <text:span text:style-name="Strong_20_Emphasis">'INSPECCION'</text:span>, <text:soft-page-break/>además de permitir registrar <text:span text:style-name="Source_20_Text">profundidad_remanente_mm</text:span> y <text:span text:style-name="Source_20_Text">presion_psi</text:span>, <text:span text:style-name="Strong_20_Emphasis">el sistema (API/Interfaz) deberá mostrar al usuario los valores de referencia para ese neumático: la </text:span><text:span text:style-name="Source_20_Text">presion_recomendada_psi</text:span><text:span text:style-name="Strong_20_Emphasis"> (obtenida del modelo, RF36) y el umbral mínimo de profundidad aplicable (definido como un parámetro 'PROFUNDIDAD_MINIMA' en </text:span><text:span text:style-name="Source_20_Text">parametros_inventario</text:span><text:span text:style-name="Strong_20_Emphasis">, RF58), para facilitar la comparación inmediata.</text:span> </text:p>
        </text:list-item>
        <text:list-item>
          <text:p text:style-name="P15">RF19 (Sin cambios explícitos): Calcular Kilometraje Recorrido por Ciclo: El sistema debe calcularlo (lógica implícita en eventos de desmontaje/desecho). </text:p>
        </text:list-item>
        <text:list-item>
          <text:p text:style-name="P15">RF20 (detallado): Consultar Kilometraje Acumulado Total: Permitir consultar suma de <text:span text:style-name="Source_20_Text">kilometraje_acumulado</text:span> de todas las <text:span text:style-name="Source_20_Text">vida_actual</text:span> de una carcasa. </text:p>
        </text:list-item>
        <text:list-item>
          <text:p text:style-name="P15">RF26 (detallado): Seguimiento Vida Útil Estimada vs. Real: Permitir comparar <text:span text:style-name="Source_20_Text">kilometraje_acumulado</text:span> vs vida teórica (definida en <text:span text:style-name="Source_20_Text">parametros_inventario</text:span> o <text:span text:style-name="Source_20_Text">modelos_neumatico</text:span>?) y generar alertas (RF28). </text:p>
        </text:list-item>
        <text:list-item>
          <text:p text:style-name="P16">RF27 (detallado): Seguimiento Desgaste Estimado vs. Real: Permitir comparar <text:span text:style-name="Source_20_Text">profundidad_remanente_mm</text:span> medida vs profundidad inicial y generar alertas (RF28) al alcanzar umbral mínimo (definido en <text:span text:style-name="Source_20_Text">parametros_inventario</text:span>?). </text:p>
        </text:list-item>
      </text:list>
      <text:p text:style-name="P32"><text:span text:style-name="Strong_20_Emphasis">3.8 Gestión de Stock y Almacén (Revisado con enfoque generalizado)</text:span></text:p>
      <text:list text:style-name="L23">
        <text:list-item>
          <text:p text:style-name="P17">RF44 (actualizado): Visualizar Stock Actual por Ubicación: Proveer funcionalidad para resumir stock agrupado por <text:span text:style-name="Source_20_Text">estado_actual</text:span>, <text:span text:style-name="Source_20_Text">modelo_id</text:span>, <text:span text:style-name="Source_20_Text">medida</text:span>, <text:span text:style-name="Source_20_Text">es_reencauchado</text:span>, y <text:span text:style-name="Source_20_Text">ubicacion_almacen_id</text:span> (FK a <text:span text:style-name="Source_20_Text">Almacenes</text:span>). </text:p>
        </text:list-item>
        <text:list-item>
          <text:p text:style-name="P17">RF45 (actualizado): Trazabilidad de Movimientos de Stock (incluye ubicaciones): El registro detallado de eventos (incluyendo RF59) debe proveer trazabilidad de movimientos entre estados y ubicaciones físicas (<text:span text:style-name="Source_20_Text">Almacenes</text:span>). </text:p>
        </text:list-item>
        <text:list-item>
          <text:p text:style-name="P17">RF46 (actualizado): Alertas de Stock Mínimo por Ubicación/Modelo: Generar alertas (RF28) cuando stock 'EN_STOCK' para un <text:span text:style-name="Source_20_Text">modelo_id</text:span> (y opcionalmente <text:span text:style-name="Source_20_Text">ubicacion_almacen_id</text:span>) caiga por debajo del umbral definido en <text:span text:style-name="Source_20_Text">parametros_inventario</text:span> (tipo='NIVEL_MINIMO'). </text:p>
        </text:list-item>
        <text:list-item>
          <text:p text:style-name="P18">RF47 (actualizado): Identificar Stock Antiguo/Obsoleto por Ubicación: Permitir identificar neumáticos 'EN_STOCK' en una <text:span text:style-name="Source_20_Text">ubicacion_almacen_id</text:span> que superen antigüedad (por <text:span text:style-name="Source_20_Text">fecha_fabricacion</text:span> o <text:span text:style-name="Source_20_Text">fecha_ultimo_evento</text:span>). </text:p>
        </text:list-item>
      </text:list>
      <text:p text:style-name="P32"><text:span text:style-name="Strong_20_Emphasis">3.9 Reportes y Análisis (Detallado)</text:span></text:p>
      <text:list text:style-name="L24">
        <text:list-item>
          <text:p text:style-name="P19">RF25 (detallado): Calcular y Reportar Cpk: Calcular y visualizar Cpk real (Costos totales / KM totales) para neumáticos desechados o por ciclo de vida. </text:p>
        </text:list-item>
        <text:list-item>
          <text:p text:style-name="P19">RF48 (nuevo): Calcular y Reportar Costo Total por Neumático: Calcular y visualizar costo total acumulado (compra + eventos) por carcasa. </text:p>
        </text:list-item>
        <text:list-item>
          <text:p text:style-name="P19"><text:span text:style-name="Strong_20_Emphasis">RF49 (actualizado y detallado): Reportes Estadísticos y Gráficos:</text:span> La API debe proveer datos que permitan construir reportes y/o gráficos (filtrables por marca, modelo, ubicación, rango de fechas, etc.) sobre al menos: </text:p>
          <text:list>
            <text:list-item>
              <text:p text:style-name="P19">Desgaste promedio (ej. mm/1000km) por modelo/marca/ruta. </text:p>
            </text:list-item>
            <text:list-item>
              <text:p text:style-name="P19">Costo por Kilómetro (Cpk) promedio por modelo/marca. </text:p>
            </text:list-item>
            <text:list-item>
              <text:p text:style-name="P19">Vida útil promedio en KM (total y por ciclo) por modelo/marca. </text:p>
            </text:list-item>
            <text:list-item>
              <text:p text:style-name="P19">Rendimiento promedio de reencauches (KM por ciclo vs costo). </text:p>
            </text:list-item>
            <text:list-item>
              <text:p text:style-name="P19">Ranking y frecuencia de Motivos de Baja. </text:p>
            </text:list-item>
            <text:list-item>
              <text:p text:style-name="P19"><text:soft-page-break/>Tiempo medio en Taller (Reparación/Reencauche). </text:p>
            </text:list-item>
            <text:list-item>
              <text:p text:style-name="P19">% de Neumáticos por Rango de Presión/Profundidad. </text:p>
            </text:list-item>
          </text:list>
        </text:list-item>
        <text:list-item>
          <text:p text:style-name="P19"><text:span text:style-name="Strong_20_Emphasis">RF50 (actualizado y detallado): Indicadores Clave de Eficiencia (KPIs):</text:span> El sistema debe permitir calcular y consultar KPIs configurables para evaluar la gestión. Mínimo incluir: </text:p>
          <text:list>
            <text:list-item>
              <text:p text:style-name="P19">Costo por Kilómetro (Cpk) promedio de la flota (o segmentos). </text:p>
            </text:list-item>
            <text:list-item>
              <text:p text:style-name="P19">Porcentaje de neumáticos de la flota por debajo del umbral mínimo de profundidad configurado. </text:p>
            </text:list-item>
            <text:list-item>
              <text:p text:style-name="P19">(Opcional si se implementa RF51) Porcentaje de cumplimiento de inspecciones periódicas. </text:p>
            </text:list-item>
            <text:list-item>
              <text:p text:style-name="P19">(Opcional) Rotación de inventario de neumáticos en almacén (tiempo medio en stock). </text:p>
            </text:list-item>
          </text:list>
        </text:list-item>
        <text:list-item>
          <text:p text:style-name="P19"><text:span text:style-name="Strong_20_Emphasis">RF61 (nuevo): Consultar Historial de Mediciones:</text:span> El sistema debe proveer una funcionalidad (API endpoint) específica para consultar el historial cronológico de mediciones (<text:span text:style-name="Source_20_Text">timestamp_evento</text:span>, <text:span text:style-name="Source_20_Text">profundidad_remanente_mm</text:span>, <text:span text:style-name="Source_20_Text">presion_psi</text:span>) registradas para un <text:span text:style-name="Source_20_Text">neumatico_id</text:span> específico, obtenidas de todos sus eventos de tipo 'INSPECCION'. </text:p>
        </text:list-item>
        <text:list-item>
          <text:p text:style-name="P19"><text:span text:style-name="Strong_20_Emphasis">RF74 (nuevo): Simulador de Escenarios Costo/Beneficio:</text:span> El sistema (o una herramienta asociada que use la API) debería ofrecer una funcionalidad para simular escenarios comparativos, como "¿Reencauchar o Comprar Nuevo?". El usuario ingresaría costos estimados (reencauche, neumático nuevo) y el sistema usaría datos históricos/estimados de vida útil (KM) para calcular un ROI comparativo o recomendar la opción más económica a largo plazo. </text:p>
        </text:list-item>
        <text:list-item>
          <text:p text:style-name="P20"><text:span text:style-name="Strong_20_Emphasis">RF82 (nuevo - Detalle): Registrar Categoría de Costo en Eventos:</text:span> Al registrar <text:span text:style-name="Source_20_Text">costo_evento</text:span> en eventos relevantes (ej. RF43, RF15), permitir opcionalmente especificar una categoría de costo estructurada (ej. 'Mano de Obra', 'Repuestos', 'Servicio Externo'), utilizando el campo <text:span text:style-name="Source_20_Text">datos_evento</text:span> (JSONB, RF63) o un campo dedicado si se justifica, para permitir análisis de costos más detallados. </text:p>
        </text:list-item>
      </text:list>
      <text:p text:style-name="P32"><text:span text:style-name="Strong_20_Emphasis">3.10 Alertas y Automatización (Detallado)</text:span></text:p>
      <text:list text:style-name="L25">
        <text:list-item>
          <text:p text:style-name="P21">RF28 (detallado): Generar Alertas Operativas y de Mantenimiento: Generar alertas (mecanismo a definir) sobre: Desgaste crítico (&lt; umbral), Vida útil KM próxima a límite, Excesivas reparaciones/reencauches (umbral), Límite reencauches modelo alcanzado, Stock bajo mínimo (RF46), Stock antiguo/obsoleto (RF47), Desviaciones vida útil (RF26). </text:p>
        </text:list-item>
        <text:list-item>
          <text:p text:style-name="P21"><text:span text:style-name="Strong_20_Emphasis">RF81 (nuevo - Operación): Gestión de Alertas Generadas:</text:span> El sistema debe proveer un mecanismo (API/interfaz) para visualizar las alertas generadas (RF28) y permitir a los usuarios marcarlas como 'vistas' o 'gestionadas', para facilitar el seguimiento de acciones correctivas. (Considerar Fase 2: Historial y asignación de alertas). </text:p>
        </text:list-item>
        <text:list-item>
          <text:p text:style-name="P21">RF51 (nuevo): Programación de Inspecciones/Mantenimiento (CRONOGRAMAS): (Fase 2 / Opcional) Permitir definir frecuencias y generar recordatorios/listas de trabajo. </text:p>
        </text:list-item>
        <text:list-item>
          <text:p text:style-name="P22">RF52 (renumerado): Sugerencia/Automatización de Rotaciones: (Fase 2 / Opcional) Analizar desgaste/km para sugerir rotaciones. </text:p>
        </text:list-item>
      </text:list>
      <text:p text:style-name="P32"><text:span text:style-name="Strong_20_Emphasis">3.11 Utilidades de Datos y Operaciones Avanzadas (Nuevo)</text:span></text:p>
      <text:list text:style-name="L26">
        <text:list-item>
          <text:p text:style-name="P23"><text:span text:style-name="Strong_20_Emphasis">RF64 (nuevo - placeholder): Importación de Datos Iniciales:</text:span> (Opcional/Fase 2) El sistema debería proveer una funcionalidad para la carga masiva inicial de datos maestros <text:soft-page-break/>como Modelos de Neumáticos o Neumáticos existentes desde un formato estructurado (ej. CSV, Excel), validando los datos durante el proceso. </text:p>
        </text:list-item>
        <text:list-item>
          <text:p text:style-name="P23"><text:span text:style-name="Strong_20_Emphasis">RF65 (nuevo - placeholder): Exportación de Datos:</text:span> (Opcional/Fase 2) El sistema debería proveer una funcionalidad para exportar datos clave (ej. inventario actual, historial de eventos de un período, resultados de reportes) en un formato estándar (ej. CSV) para análisis externo o backups. </text:p>
        </text:list-item>
        <text:list-item>
          <text:p text:style-name="P23"><text:span text:style-name="Strong_20_Emphasis">RF80 (nuevo - Usabilidad): Soportar Operaciones en Lote:</text:span> La API debería considerar ofrecer endpoints que permitan realizar ciertas acciones comunes (ej. Transferencia entre Ubicaciones RF59, marcar para Inspección, asignar/actualizar parámetros RF58) sobre una lista de <text:span text:style-name="Source_20_Text">neumatico_id</text:span> o <text:span text:style-name="Source_20_Text">modelo_id</text:span> en una sola solicitud, para mejorar la eficiencia operativa. </text:p>
        </text:list-item>
        <text:list-item>
          <text:p text:style-name="P24"><text:span text:style-name="Strong_20_Emphasis">RF83 (nuevo - Usabilidad/Consulta): Soportar Búsquedas/Filtros Avanzados:</text:span> Los endpoints de listado (RF03, RF08, RF32, etc.) deben permitir filtros combinados más avanzados y específicos (ej. listar neumáticos 'EN_STOCK' en 'Almacen X' del 'Modelo Y' con 'fecha_compra' &lt; Z; o listar vehículos de 'Tipo A' que tengan neumáticos con 'profundidad &lt; 5mm'). </text:p>
        </text:list-item>
      </text:list>
      <text:p text:style-name="P32"><text:span text:style-name="Strong_20_Emphasis">3.12 Futuras Capacidades (Fase 2 / Opcional)</text:span></text:p>
      <text:list text:style-name="L27">
        <text:list-item>
          <text:p text:style-name="P25"><text:span text:style-name="Strong_20_Emphasis">RF66 (Futuro - IoT): Recibir datos de sensores IoT en neumáticos:</text:span> El sistema debería estar preparado para recibir (mediante una API específica o un mecanismo de ingesta) datos de sensores IoT asociados a neumáticos, como presión, temperatura y potencialmente datos de vibración/desgaste. </text:p>
        </text:list-item>
        <text:list-item>
          <text:p text:style-name="P25"><text:span text:style-name="Strong_20_Emphasis">RF67 (Futuro - IoT): Asociar sensores IoT a neumáticos:</text:span> El sistema deberá permitir vincular el ID único de un sensor IoT con un <text:span text:style-name="Source_20_Text">neumatico_id</text:span> específico para la correcta trazabilidad de los datos recibidos. </text:p>
        </text:list-item>
        <text:list-item>
          <text:p text:style-name="P25"><text:span text:style-name="Strong_20_Emphasis">RF71 (Futuro - ML): Modelo predictivo de vida útil/fallos:</text:span> Utilizando los datos históricos de eventos y mediciones (RF13, RF61), se podría desarrollar e integrar un modelo de Machine Learning para predecir con mayor precisión la vida útil restante de un neumático o la probabilidad de fallo inminente. Los resultados (ej. un score de "Salud del Neumático") podrían mostrarse en la consulta del neumático (RF02) y en el dashboard (RF68). </text:p>
        </text:list-item>
        <text:list-item>
          <text:p text:style-name="P25"><text:span text:style-name="Strong_20_Emphasis">RF72 (Futuro/Fase 2 - Garantías): Registrar Garantías:</text:span> El sistema debería permitir registrar información de garantía asociada a un neumático (probablemente al crearlo, RF01, o mediante una actualización). Campos sugeridos: proveedor de la garantía, fecha de inicio, duración o KM cubiertos, link a condiciones. Requiere añadir campos/tabla a la BD. </text:p>
        </text:list-item>
        <text:list-item>
          <text:p text:style-name="P26"><text:span text:style-name="Strong_20_Emphasis">RF73 (Futuro/Fase 2 - Garantías): Reportar/Alertar sobre Garantías:</text:span> El sistema debería poder generar reportes de neumáticos actualmente bajo garantía y alertar (RF28) sobre garantías próximas a vencer. </text:p>
        </text:list-item>
      </text:list>
      <text:p text:style-name="P32"><text:span text:style-name="Strong_20_Emphasis">4. Requerimientos No Funcionales</text:span></text:p>
      <text:p text:style-name="P32"><text:span text:style-name="Strong_20_Emphasis">4.1 Rendimiento</text:span></text:p>
      <text:list text:style-name="L28">
        <text:list-item>
          <text:p text:style-name="P27">RNF01: Tiempo de Respuesta: &lt; 2 segundos para la mayoría de operaciones. </text:p>
        </text:list-item>
        <text:list-item>
          <text:p text:style-name="P27">RNF02: Escalabilidad: Manejar volumen creciente de datos/solicitudes. </text:p>
        </text:list-item>
      </text:list>
      <text:p text:style-name="P32"><text:span text:style-name="Strong_20_Emphasis">4.2 Seguridad </text:span></text:p>
      <text:list text:continue-numbering="true" text:style-name="L28">
        <text:list-item>
          <text:p text:style-name="P27">RNF03: Autenticación: Mecanismos seguros (ej. JWT). </text:p>
        </text:list-item>
        <text:list-item>
          <text:p text:style-name="P27"><text:soft-page-break/><text:span text:style-name="Strong_20_Emphasis">RNF04: Autorización:</text:span> Control granular por roles (ej. RBAC). <text:span text:style-name="Strong_20_Emphasis">(Se recomienda detallar en un Anexo o sección posterior el mapeo específico de qué Roles ['ADMIN', 'GESTOR', 'OPERADOR', 'TALLER', 'CONDUCTOR', etc., según se definan] pueden ejecutar qué Requerimientos Funcionales [RFs]).</text:span> </text:p>
        </text:list-item>
        <text:list-item>
          <text:p text:style-name="P27">RNF05: Protección de Datos: Asegurar datos en reposo y tránsito. </text:p>
          <text:p text:style-name="P27"><text:span text:style-name="Strong_20_Emphasis"/></text:p>
        </text:list-item>
      </text:list>
      <text:p text:style-name="P33"><text:span text:style-name="Strong_20_Emphasis">4.3 Usabilidad</text:span> </text:p>
      <text:list text:continue-numbering="true" text:style-name="L28">
        <text:list-item>
          <text:p text:style-name="P27">RNF06: Facilidad de Uso (API): API fácil de entender/usar, con documentación (OpenAPI/Swagger). </text:p>
        </text:list-item>
      </text:list>
      <text:p text:style-name="P33"><text:span text:style-name="Strong_20_Emphasis">4.4 Fiabilidad</text:span> </text:p>
      <text:list text:continue-numbering="true" text:style-name="L28">
        <text:list-item>
          <text:p text:style-name="P27">RNF07: Disponibilidad: Alta disponibilidad (ej. 99.5%+). </text:p>
        </text:list-item>
        <text:list-item>
          <text:p text:style-name="P27">RNF08: Integridad de Datos: Asegurar consistencia (FKs, CHECKs, transacciones). </text:p>
        </text:list-item>
      </text:list>
      <text:p text:style-name="P33"><text:span text:style-name="Strong_20_Emphasis">4.5 Mantenibilidad</text:span> </text:p>
      <text:list text:continue-numbering="true" text:style-name="L28">
        <text:list-item>
          <text:p text:style-name="P27">RNF09: Facilidad de Mantenimiento: Código limpio, bien estructurado, documentado, testeado. </text:p>
        </text:list-item>
      </text:list>
      <text:p text:style-name="P33"><text:span text:style-name="Strong_20_Emphasis">4.6 Retención de Datos (Nuevo)</text:span> </text:p>
      <text:list text:continue-numbering="true" text:style-name="L28">
        <text:list-item>
          <text:p text:style-name="P27">RNF10: Retención de Datos (Soft Delete): No eliminar físicamente registros maestros o transaccionales; marcarlos como inactivos/desechados. </text:p>
        </text:list-item>
      </text:list>
      <text:p text:style-name="P33"><text:span text:style-name="Strong_20_Emphasis">4.7 Consistencia de Unidades (Nuevo)</text:span> </text:p>
      <text:list text:continue-numbering="true" text:style-name="L28">
        <text:list-item>
          <text:p text:style-name="P28"><text:span text:style-name="Strong_20_Emphasis">RNF11 (nuevo): Consistencia en Unidades de Medida:</text:span> El sistema (API y Base de Datos) debe manejar de forma consistente las unidades de medida clave (ej. KM para distancia, mm para profundidad, PSI para presión, PEN/USD u otra para moneda). La API debe exponer claramente las unidades en sus respuestas donde sea relevante. Si existen unidades configurables (ej. moneda por defecto), debe existir un mecanismo para definir esta configuración. </text:p>
        </text:list-item>
      </text:list>
      <text:p text:style-name="P32"><text:span text:style-name="Strong_20_Emphasis">5. Consideraciones Adicionales (Cálculos y Factores)</text:span></text:p>
      <text:list text:style-name="L29">
        <text:list-item>
          <text:p text:style-name="P29">Cálculo del desgaste por kilometraje (D). </text:p>
        </text:list-item>
        <text:list-item>
          <text:p text:style-name="P29">Predicción de vida útil restante (Lr​). </text:p>
        </text:list-item>
        <text:list-item>
          <text:p text:style-name="P30">Costo por Kilómetro (Cpk). </text:p>
        </text:list-item>
        <text:list-item>
          <text:p text:style-name="P29">Momento óptimo para reencauche (Tr​). </text:p>
        </text:list-item>
        <text:list-item>
          <text:p text:style-name="P30">Factores influyentes: Kilometraje, Condiciones vía, Peso, Presión/Temperatura, Tipo neumático, Conducción, Historial. </text:p>
        </text:list-item>
        <text:list-item>
          <text:p text:style-name="P31">Eventos críticos a monitorear: Desinflado súbito, Exceso temperatura, Desgaste irregular.</text:p>
        </text:list-item>
      </text:list>
      <text:p text:style-name="P32"><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30T23:14:52.855084157</meta:creation-date>
    <dc:date>2025-04-30T23:17:43.461688263</dc:date>
    <meta:editing-duration>PT2M51S</meta:editing-duration>
    <meta:editing-cycles>1</meta:editing-cycles>
    <meta:document-statistic meta:table-count="0" meta:image-count="0" meta:object-count="0" meta:page-count="10" meta:paragraph-count="145" meta:word-count="3712" meta:character-count="28029" meta:non-whitespace-character-count="24451"/>
    <meta:generator>LibreOffice/24.2.7.2$Linux_X86_64 LibreOffice_project/420$Build-2</meta:generator>
  </office:meta>
</office:document-meta>
</file>